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1.74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5.44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05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72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101cm"/>
      <style:paragraph-properties style:writing-mode="lr-tb"/>
    </style:style>
    <style:style style:name="gr6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1.848cm" fo:padding-top="0.151cm" fo:padding-bottom="0.151cm" fo:padding-left="0.276cm" fo:padding-right="0.276cm"/>
      <style:paragraph-properties style:writing-mode="lr-tb"/>
    </style:style>
    <style:style style:name="gr7" style:family="graphic" style:parent-style-name="objectwithoutfill">
      <style:graphic-properties svg:stroke-width="0.159cm" svg:stroke-color="#111111" draw:marker-start-width="0.437cm" draw:marker-end="Arrowheads_20_1" draw:marker-end-width="0.537cm" draw:fill="none" draw:textarea-vertical-align="middle" fo:padding-top="0.203cm" fo:padding-bottom="0.203cm" fo:padding-left="0.328cm" fo:padding-right="0.328cm"/>
    </style:style>
    <style:style style:name="gr8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2.748cm" fo:padding-top="0.151cm" fo:padding-bottom="0.151cm" fo:padding-left="0.276cm" fo:padding-right="0.276cm"/>
      <style:paragraph-properties style:writing-mode="lr-tb"/>
    </style:style>
    <style:style style:name="gr9" style:family="graphic" style:parent-style-name="objectwithoutfill">
      <style:graphic-properties svg:stroke-width="0.159cm" svg:stroke-color="#004eff" draw:marker-start-width="0.437cm" draw:marker-end="Arrowheads_20_1" draw:marker-end-width="0.537cm" draw:fill="none" draw:fill-color="#004eff" draw:textarea-vertical-align="middle" fo:padding-top="0.203cm" fo:padding-bottom="0.203cm" fo:padding-left="0.328cm" fo:padding-right="0.328cm"/>
    </style:style>
    <style:style style:name="gr10" style:family="graphic" style:parent-style-name="objectwithoutfill">
      <style:graphic-properties svg:stroke-width="0.159cm" svg:stroke-color="#ffbf00" draw:marker-start-width="0.437cm" draw:marker-end="Arrowheads_20_1" draw:marker-end-width="0.537cm" draw:fill="none" draw:fill-color="#004eff" draw:textarea-vertical-align="middle" fo:padding-top="0.203cm" fo:padding-bottom="0.203cm" fo:padding-left="0.328cm" fo:padding-right="0.328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32pt"/>
    </style:style>
    <style:style style:name="P2" style:family="paragraph">
      <loext:graphic-properties draw:fill-color="#ffffff"/>
      <style:paragraph-properties fo:text-align="center" style:writing-mode="lr-tb"/>
      <style:text-properties fo:font-size="32pt"/>
    </style:style>
    <style:style style:name="P3" style:family="paragraph">
      <style:text-properties fo:font-size="28pt"/>
    </style:style>
    <style:style style:name="P4" style:family="paragraph">
      <loext:graphic-properties draw:fill="none" draw:fill-color="#ffffff"/>
      <style:paragraph-properties style:writing-mode="lr-tb"/>
      <style:text-properties fo:font-size="28pt"/>
    </style:style>
    <style:style style:name="P5" style:family="paragraph">
      <loext:graphic-properties draw:fill="none" draw:fill-color="#ffffff"/>
      <style:paragraph-properties style:writing-mode="lr-tb"/>
      <style:text-properties fo:font-size="28pt" style:font-size-asian="26pt" style:font-size-complex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fo:color="#004eff" loext:opacity="100%" fo:font-size="32pt"/>
    </style:style>
    <style:style style:name="P8" style:family="paragraph">
      <loext:graphic-properties draw:fill-color="#ffffff"/>
      <style:paragraph-properties fo:text-align="center" style:writing-mode="lr-tb"/>
      <style:text-properties fo:color="#004eff" loext:opacity="100%" fo:font-size="32pt"/>
    </style:style>
    <style:style style:name="P9" style:family="paragraph">
      <style:paragraph-properties fo:text-align="center" style:writing-mode="lr-tb"/>
      <style:text-properties fo:color="#ffbf00" loext:opacity="100%" fo:font-size="32pt"/>
    </style:style>
    <style:style style:name="P10" style:family="paragraph">
      <loext:graphic-properties draw:fill-color="#ffffff"/>
      <style:paragraph-properties fo:text-align="center" style:writing-mode="lr-tb"/>
      <style:text-properties fo:color="#ffbf00" loext:opacity="100%" fo:font-size="32pt"/>
    </style:style>
    <style:style style:name="P11" style:family="paragraph">
      <loext:graphic-properties draw:fill="none" draw:fill-color="#004eff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size="32pt"/>
    </style:style>
    <style:style style:name="T2" style:family="text">
      <style:text-properties fo:color="#000000" loext:opacity="100%" fo:font-size="32pt"/>
    </style:style>
    <style:style style:name="T3" style:family="text">
      <style:text-properties style:font-size-asian="26pt" style:font-size-complex="26pt"/>
    </style:style>
    <style:style style:name="T4" style:family="text">
      <style:text-properties fo:color="#004eff" loext:opacity="100%" fo:font-size="32pt"/>
    </style:style>
    <style:style style:name="T5" style:family="text">
      <style:text-properties fo:color="#ffbf00" loext:opacity="100%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3cm" svg:height="3.556cm" svg:x="14.7cm" svg:y="1.066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3.556cm" svg:x="11.5cm" svg:y="7.564cm">
          <text:p text:style-name="P1"><text:span text:style-name="T1">01</text:span><text:span text:style-name="T2">0100</text:span><text:span text:style-name="T1">1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5cm" svg:height="2.453cm" svg:x="1.8cm" svg:y="1.684cm">
          <draw:text-box>
            <text:p text:style-name="P3">Characters in Base64</text:p>
          </draw:text-box>
        </draw:frame>
        <draw:frame draw:style-name="gr4" draw:text-style-name="P5" draw:layer="layout" svg:width="7.1cm" svg:height="2.974cm" svg:x="1.7cm" svg:y="7.79cm">
          <draw:text-box>
            <text:p text:style-name="P3"><text:span text:style-name="T3">Binary </text:span><text:span text:style-name="T3">representatio</text:span><text:span text:style-name="T3">n</text:span></text:p>
          </draw:text-box>
        </draw:frame>
        <draw:frame draw:style-name="gr4" draw:text-style-name="P5" draw:layer="layout" svg:width="7.1cm" svg:height="2.974cm" svg:x="1.9cm" svg:y="21.29cm">
          <draw:text-box>
            <text:p text:style-name="P3"><text:span text:style-name="T3">Bit </text:span><text:span text:style-name="T3">tran</text:span><text:span text:style-name="T3">sfor</text:span><text:span text:style-name="T3">mat</text:span><text:span text:style-name="T3">ion</text:span></text:p>
          </draw:text-box>
        </draw:frame>
        <draw:frame draw:style-name="gr5" draw:text-style-name="P5" draw:layer="layout" svg:width="8.9cm" svg:height="4.655cm" svg:x="1.8cm" svg:y="26.926cm">
          <draw:text-box>
            <text:p text:style-name="P3"><text:span text:style-name="T3">Deci</text:span><text:span text:style-name="T3">mal </text:span><text:span text:style-name="T3">repre</text:span><text:span text:style-name="T3">sent</text:span><text:span text:style-name="T3">ation </text:span><text:span text:style-name="T3">of </text:span><text:span text:style-name="T3">the </text:span><text:span text:style-name="T3">trans</text:span><text:span text:style-name="T3">form</text:span><text:span text:style-name="T3">ed </text:span><text:span text:style-name="T3">bits</text:span></text:p>
          </draw:text-box>
        </draw:frame>
        <draw:custom-shape draw:style-name="gr6" draw:text-style-name="P2" draw:layer="layout" svg:width="2.4cm" svg:height="3.556cm" svg:x="17.4cm" svg:y="27.488cm">
          <text:p text:style-name="P1"><text:span text:style-name="T1">72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7.1cm" svg:height="2.974cm" svg:x="1.8cm" svg:y="33.99cm">
          <draw:text-box>
            <text:p text:style-name="P3"><text:span text:style-name="T3">Ori</text:span><text:span text:style-name="T3">gin</text:span><text:span text:style-name="T3">al </text:span><text:span text:style-name="T3">cha</text:span><text:span text:style-name="T3">ract</text:span><text:span text:style-name="T3">ers</text:span></text:p>
          </draw:text-box>
        </draw:frame>
        <draw:custom-shape draw:style-name="gr1" draw:text-style-name="P2" draw:layer="layout" svg:width="2.3cm" svg:height="3.556cm" svg:x="18.025cm" svg:y="1.066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5.764cm" svg:y1="4.967cm" svg:x2="15cm" svg:y2="7.2cm">
          <text:p/>
        </draw:line>
        <draw:line draw:style-name="gr7" draw:text-style-name="P6" draw:layer="layout" svg:x1="19.348cm" svg:y1="4.883cm" svg:x2="20.25cm" svg:y2="7.325cm">
          <text:p/>
        </draw:line>
        <draw:custom-shape draw:style-name="gr8" draw:text-style-name="P2" draw:layer="layout" svg:width="3.3cm" svg:height="3.556cm" svg:x="20.9cm" svg:y="27.488cm">
          <text:p text:style-name="P1"><text:span text:style-name="T1">105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cm" svg:height="3.556cm" svg:x="17.4cm" svg:y="34.088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cm" svg:height="3.556cm" svg:x="21.3cm" svg:y="34.088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22.5cm" svg:y1="31.574cm" svg:x2="22.5cm" svg:y2="33.62cm">
          <text:p/>
        </draw:line>
        <draw:line draw:style-name="gr7" draw:text-style-name="P6" draw:layer="layout" svg:x1="18.6cm" svg:y1="31.574cm" svg:x2="18.6cm" svg:y2="33.62cm">
          <text:p/>
        </draw:line>
        <draw:custom-shape draw:style-name="gr1" draw:text-style-name="P2" draw:layer="layout" svg:width="2.3cm" svg:height="3.556cm" svg:x="21.325cm" svg:y="1.066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cm" svg:height="3.556cm" svg:x="24.625cm" svg:y="1.066cm">
          <text:p text:style-name="P1"><text:span text:style-name="T1">=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3.556cm" svg:x="17.8cm" svg:y="7.564cm">
          <text:p text:style-name="P1"><text:span text:style-name="T1">010001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3.556cm" svg:x="24.1cm" svg:y="7.564cm">
          <text:p text:style-name="P1"><text:span text:style-name="T1">01101011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23.809cm" svg:y1="4.991cm" svg:x2="25.818cm" svg:y2="7.252cm">
          <text:p/>
        </draw:line>
        <draw:custom-shape draw:style-name="gr2" draw:text-style-name="P8" draw:layer="layout" svg:width="6cm" svg:height="3.556cm" svg:x="14.1cm" svg:y="20.964cm">
          <text:p text:style-name="P7"><text:span text:style-name="T4">010010</text:span><text:span text:style-name="T4">00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6cm" svg:height="3.556cm" svg:x="21.2cm" svg:y="20.964cm">
          <text:p text:style-name="P9"><text:span text:style-name="T5">01101001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7.419cm" svg:y1="24.871cm" svg:x2="18.5cm" svg:y2="27.08cm">
          <text:p/>
        </draw:line>
        <draw:line draw:style-name="gr7" draw:text-style-name="P6" draw:layer="layout" svg:x1="23.725cm" svg:y1="24.885cm" svg:x2="22.5cm" svg:y2="27.041cm">
          <text:p/>
        </draw:line>
        <draw:line draw:style-name="gr9" draw:text-style-name="P11" draw:layer="layout" svg:x1="14.669cm" svg:y1="11.702cm" svg:x2="16.606cm" svg:y2="20.301cm">
          <text:p/>
        </draw:line>
        <draw:line draw:style-name="gr9" draw:text-style-name="P11" draw:layer="layout" svg:x1="20.5cm" svg:y1="11.5cm" svg:x2="17.568cm" svg:y2="20.301cm">
          <text:p/>
        </draw:line>
        <draw:line draw:style-name="gr10" draw:text-style-name="P11" draw:layer="layout" svg:x1="21.141cm" svg:y1="11.561cm" svg:x2="23.533cm" svg:y2="20.253cm">
          <text:p/>
        </draw:line>
        <draw:line draw:style-name="gr10" draw:text-style-name="P11" draw:layer="layout" svg:x1="26.702cm" svg:y1="11.622cm" svg:x2="24.504cm" svg:y2="20.211cm">
          <text:p/>
        </draw:line>
        <draw:frame draw:style-name="gr5" draw:text-style-name="P5" draw:layer="layout" svg:width="9.3cm" svg:height="4.351cm" svg:x="1.9cm" svg:y="14.302cm">
          <draw:text-box>
            <text:p text:style-name="P3"><text:span text:style-name="T3">So</text:span><text:span text:style-name="T3">me </text:span><text:span text:style-name="T3">bit </text:span><text:span text:style-name="T3">shift</text:span><text:span text:style-name="T3">ing </text:span><text:span text:style-name="T3">and </text:span><text:span text:style-name="T3">add</text:span><text:span text:style-name="T3">ition</text:span><text:span text:style-name="T3">s ...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cm" fo:page-height="40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438cm" svg:height="7.575cm" svg:x="2.28cm" svg:y="2.485cm"/>
      <draw:page-thumbnail draw:layer="backgroundobjects" svg:width="6.438cm" svg:height="7.575cm" svg:x="2.28cm" svg:y="11.061cm"/>
      <draw:page-thumbnail draw:layer="backgroundobjects" svg:width="6.438cm" svg:height="7.575cm" svg:x="2.28cm" svg:y="19.637cm"/>
      <draw:page-thumbnail draw:layer="backgroundobjects" svg:width="6.438cm" svg:height="7.575cm" svg:x="12.28cm" svg:y="2.485cm"/>
      <draw:page-thumbnail draw:layer="backgroundobjects" svg:width="6.438cm" svg:height="7.575cm" svg:x="12.28cm" svg:y="11.061cm"/>
      <draw:page-thumbnail draw:layer="backgroundobjects" svg:width="6.438cm" svg:height="7.575cm" svg:x="12.28cm" svg:y="19.637cm"/>
    </style:handout-master>
    <style:master-page style:name="Default" style:page-layout-name="PM1" draw:style-name="Mdp1">
      <draw:frame presentation:style-name="Default-title" draw:layer="backgroundobjects" svg:width="25.199cm" svg:height="4.674cm" svg:x="1.4cm" svg:y="1.116cm" presentation:class="title" presentation:placeholder="true">
        <draw:text-box/>
      </draw:frame>
      <draw:frame presentation:style-name="Default-outline1" draw:layer="backgroundobjects" svg:width="25.199cm" svg:height="16.238cm" svg:x="1.4cm" svg:y="6.551cm" presentation:class="outline" presentation:placeholder="true">
        <draw:text-box/>
      </draw:frame>
      <draw:frame presentation:style-name="Mpr1" draw:text-style-name="MP2" draw:layer="backgroundobjects" svg:width="6.523cm" svg:height="1.929cm" svg:x="1.4cm" svg:y="25.5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929cm" svg:x="9.576cm" svg:y="25.5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929cm" svg:x="20.076cm" svg:y="25.5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8T19:48:11.936394076</meta:creation-date>
    <dc:date>2024-06-13T19:50:47.248893448</dc:date>
    <meta:editing-duration>PT2H28M51S</meta:editing-duration>
    <meta:editing-cycles>96</meta:editing-cycles>
    <meta:generator>LibreOffice/7.3.7.2$Linux_X86_64 LibreOffice_project/30$Build-2</meta:generator>
    <meta:document-statistic meta:object-count="53"/>
  </office:meta>
</office:document-meta>
</file>